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officeooo:paragraph-rsid="00116da0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officeooo:paragraph-rsid="0013050c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fo:font-weight="bold" officeooo:paragraph-rsid="00116da0" style:font-weight-asian="bold" style:font-weight-complex="bold"/>
    </style:style>
    <style:style style:name="T1" style:family="text">
      <style:text-properties style:font-name="Liberation Serif" fo:language="hu" fo:country="HU" officeooo:rsid="00116da0"/>
    </style:style>
    <style:style style:name="T2" style:family="text">
      <style:text-properties style:font-name="Liberation Serif" fo:language="hu" fo:country="HU" officeooo:rsid="0013050c"/>
    </style:style>
    <style:style style:name="T3" style:family="text">
      <style:text-properties officeooo:rsid="00116da0"/>
    </style:style>
    <style:style style:name="T4" style:family="text">
      <style:text-properties officeooo:rsid="00130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Nincsenek titkaim" - Privacy az interneten</text:p>
      <text:p text:style-name="P2"><text:span text:style-name="T3">6</text:span>. rész: <text:span text:style-name="T3">Work from Home</text:span></text:p>
      <text:p text:style-name="P5">A <text:span text:style-name="T4">különleges helyzetre való tekintettel a cikksorozat aktuális része az otthoni munkavégzéssel foglalkozik privacy szempontból.</text:span></text:p>
      <text:p text:style-name="P4"><text:span text:style-name="T2">A megszokott, szeparált élettevékenységek (munka, szabadidő) összemosódása az elektronikus eszközök használatátában is megmutatkozik. A munkavégzésünk nem csak fizikailag került közelebb a magánéletünkhöz, hanem több részletet is „adunk” magunkból is mikor az interneten kommunikálunk.</text:span></text:p>
      <text:p text:style-name="P3"><text:span text:style-name="T1"/></text:p>
      <text:p text:style-name="P6"><text:span text:style-name="T1">S</text:span><text:span text:style-name="T2">zámítógép</text:span><text:span text:style-name="T1"> használat</text:span></text:p>
      <text:p text:style-name="P3"><text:span text:style-name="T1"/></text:p>
      <text:p text:style-name="P3"><text:span text:style-name="T1">* Front kamera leragaszt</text:span></text:p>
      <text:p text:style-name="P3"><text:span text:style-name="T1">* Laptop kamera lezár</text:span></text:p>
      <text:p text:style-name="P3"><text:span text:style-name="T1">* Laptop mikrofon leragaszt (Zuck)</text:span></text:p>
      <text:p text:style-name="P3"><text:span text:style-name="T1"/></text:p>
      <text:p text:style-name="P3"><text:span text:style-name="T1">Videókonferencia</text:span></text:p>
      <text:p text:style-name="P3"><text:span text:style-name="T1">* Zoom szar</text:span></text:p>
      <text:p text:style-name="P3"><text:span text:style-name="T1">* Jitsi Meet jó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loext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loext:contextual-spacing="false" fo:keep-with-next="always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1T18:29:11.115258570</meta:creation-date>
    <dc:date>2020-05-11T18:50:45.049173978</dc:date>
    <meta:editing-duration>PT11M23S</meta:editing-duration>
    <meta:editing-cycles>1</meta:editing-cycles>
    <meta:document-statistic meta:table-count="0" meta:image-count="0" meta:object-count="0" meta:page-count="1" meta:paragraph-count="11" meta:word-count="82" meta:character-count="619" meta:non-whitespace-character-count="548"/>
    <meta:generator>LibreOffice/6.3.0.4$MacOSX_X86_64 LibreOffice_project/057fc023c990d676a43019934386b85b21a9ee99</meta:generator>
  </office:meta>
</office:document-meta>
</file>